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0000ff" fo:font-weight="bold" style:font-weight-asian="bold" style:font-weight-complex="bold"/>
    </style:style>
    <style:style style:name="P4" style:family="paragraph" style:parent-style-name="Standard">
      <style:text-properties fo:color="#0000ff" fo:font-weight="normal" style:font-weight-asian="normal" style:font-weight-complex="normal"/>
    </style:style>
    <style:style style:name="P5" style:family="paragraph" style:parent-style-name="Standard">
      <style:text-properties fo:color="#00ae00" fo:font-weight="bold" style:font-weight-asian="bold" style:font-weight-complex="bold"/>
    </style:style>
    <style:style style:name="P6" style:family="paragraph" style:parent-style-name="Standard">
      <style:text-properties fo:color="#008000" fo:font-weight="normal" style:font-weight-asian="normal" style:font-weight-complex="normal"/>
    </style:style>
    <style:style style:name="P7" style:family="paragraph" style:parent-style-name="Standard">
      <style:text-properties fo:color="#008000" fo:font-weight="normal" fo:background-color="transparent" style:font-weight-asian="normal" style:font-weight-complex="normal"/>
    </style:style>
    <style:style style:name="P8" style:family="paragraph" style:parent-style-name="Standard">
      <style:text-properties fo:color="#ff0000" fo:font-weight="bold" fo:background-color="transparent" style:font-weight-asian="bold" style:font-weight-complex="bold"/>
    </style:style>
    <style:style style:name="P9" style:family="paragraph" style:parent-style-name="Standard">
      <style:text-properties fo:color="#000000" fo:font-weight="bold" style:font-weight-asian="bold" style:font-weight-complex="bold"/>
    </style:style>
    <style:style style:name="P10" style:family="paragraph" style:parent-style-name="Standard">
      <style:text-properties fo:color="#808080" fo:font-weight="normal" style:font-weight-asian="normal" style:font-weight-complex="normal"/>
    </style:style>
    <style:style style:name="P11" style:family="paragraph" style:parent-style-name="Standard" style:list-style-name="L1">
      <style:text-properties fo:color="#808080"/>
    </style:style>
    <style:style style:name="P12" style:family="paragraph" style:parent-style-name="Standard" style:list-style-name="L2">
      <style:text-properties fo:color="#808080"/>
    </style:style>
    <style:style style:name="P13" style:family="paragraph" style:parent-style-name="Standard" style:list-style-name="L3">
      <style:text-properties fo:color="#808080"/>
    </style:style>
    <style:style style:name="P14" style:family="paragraph" style:parent-style-name="Standard" style:list-style-name="L4">
      <style:text-properties fo:color="#808080" fo:background-color="transparent"/>
    </style:style>
    <style:style style:name="P15" style:family="paragraph" style:parent-style-name="Standard" style:list-style-name="L4">
      <style:text-properties fo:color="#808080"/>
    </style:style>
    <style:style style:name="P16" style:family="paragraph" style:parent-style-name="Standard" style:list-style-name="L5">
      <style:text-properties fo:color="#808080" fo:font-weight="normal" style:font-weight-asian="normal" style:font-weight-complex="normal"/>
    </style:style>
    <style:style style:name="P17" style:family="paragraph" style:parent-style-name="Standard" style:list-style-name="L4">
      <style:text-properties fo:color="#00ae00"/>
    </style:style>
    <style:style style:name="P18" style:family="paragraph" style:parent-style-name="Standard" style:list-style-name="L4">
      <style:text-properties fo:color="#008000"/>
    </style:style>
    <style:style style:name="P19" style:family="paragraph" style:parent-style-name="Standard" style:list-style-name="L6">
      <style:text-properties fo:color="#008000" fo:font-weight="normal" style:font-weight-asian="normal" style:font-weight-complex="normal"/>
    </style:style>
    <style:style style:name="P20" style:family="paragraph" style:parent-style-name="Standard" style:list-style-name="L9">
      <style:text-properties fo:color="#008000" fo:font-weight="normal" style:font-weight-asian="normal" style:font-weight-complex="normal"/>
    </style:style>
    <style:style style:name="P21" style:family="paragraph" style:parent-style-name="Standard" style:list-style-name="L7">
      <style:text-properties fo:color="#ff0000" fo:font-weight="normal" style:font-weight-asian="normal" style:font-weight-complex="normal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Standard" style:list-style-name="L8">
      <style:text-properties fo:font-weight="normal" style:font-weight-asian="normal" style:font-weight-complex="normal"/>
    </style:style>
    <style:style style:name="P24" style:family="paragraph" style:parent-style-name="Standard" style:list-style-name="L9">
      <style:text-properties fo:font-weight="normal" style:font-weight-asian="normal" style:font-weight-complex="normal"/>
    </style:style>
    <style:style style:name="P25" style:family="paragraph" style:parent-style-name="Standard" style:list-style-name="L10">
      <style:text-properties fo:font-weight="normal" style:font-weight-asian="normal" style:font-weight-complex="normal"/>
    </style:style>
    <style:style style:name="P26" style:family="paragraph" style:parent-style-name="Standard" style:list-style-name="L8">
      <style:text-properties fo:color="#0000ff" fo:font-weight="normal" style:font-weight-asian="normal" style:font-weight-complex="normal"/>
    </style:style>
    <style:style style:name="T1" style:family="text">
      <style:text-properties fo:color="#808080"/>
    </style:style>
    <style:style style:name="T2" style:family="text">
      <style:text-properties fo:color="#808080" fo:font-weight="normal" style:font-weight-asian="normal" style:font-weight-complex="normal"/>
    </style:style>
    <style:style style:name="T3" style:family="text">
      <style:text-properties fo:color="#808080" fo:background-color="transpare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0c0c0"/>
    </style:style>
    <style:style style:name="T6" style:family="text">
      <style:text-properties fo:color="#008000" fo:font-weight="normal" fo:background-color="transparent" style:font-weight-asian="normal" style:font-weight-complex="normal"/>
    </style:style>
    <style:style style:name="T7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mo</text:p>
      <text:p text:style-name="P5">Manuel</text:p>
      <text:p text:style-name="P8">Tim</text:p>
      <text:p text:style-name="P1"/>
      <text:p text:style-name="P1">Branch erstellen </text:p>
      <text:p text:style-name="P1"><text:tab/><text:span text:style-name="T2">Lifting generic + domain bundles</text:span></text:p>
      <text:p text:style-name="P1"/>
      <text:p text:style-name="P1">Henshin-Utility</text:p>
      <text:list xml:id="list2145089299" text:style-name="L1">
        <text:list-item>
          <text:p text:style-name="P11">Knoten analysieren auf create und delete Referenzen</text:p>
        </text:list-item>
      </text:list>
      <text:p text:style-name="Standard"/>
      <text:p text:style-name="P1">RuleBase</text:p>
      <text:list xml:id="list101156440" text:style-name="L2">
        <text:list-item>
          <text:p text:style-name="P12">RuleBase-Modell muss erweitert werden um Trace-Informationen</text:p>
        </text:list-item>
        <text:list-item>
          <text:p text:style-name="P12">IRuleBase-Schnittstelle erweitern zur komfortablen Abfrage von Trace-Infos</text:p>
        </text:list-item>
        <text:list-item>
          <text:p text:style-name="P12">Zugriffsfunktion mit Node („A oder B Node beliebig“)</text:p>
        </text:list-item>
        <text:list-item>
          <text:p text:style-name="P12">AbstractRuleBase Implementierung muss Index aufbauen um Traces performant abzufragen</text:p>
        </text:list-item>
      </text:list>
      <text:p text:style-name="Standard"><text:tab/></text:p>
      <text:list xml:id="list1362461043" text:style-name="L3">
        <text:list-item>
          <text:p text:style-name="P13">RuleBase-Modell muss erweitert werden um Dependency-Informationen</text:p>
        </text:list-item>
        <text:list-item>
          <text:p text:style-name="P13">IRuleBase-Schnittstelle erweitern zur komfortablen Abfrage von Dependency-Infos</text:p>
        </text:list-item>
      </text:list>
      <text:p text:style-name="Standard"/>
      <text:p text:style-name="P1">Edit2Recognition</text:p>
      <text:list xml:id="list2070616315" text:style-name="L4">
        <text:list-item>
          <text:p text:style-name="P14">Generierungsalgorithmus anpassen: „Nur A-Seite, oder nur B-Seite oder Correspondence“</text:p>
        </text:list-item>
        <text:list-item>
          <text:p text:style-name="P15">Persisitieren von Trace-Informationen im RuleBase-Format: Bestehende Maps in RuleBase Format konvertieren (nach der Generierung einer Recognition Rule)</text:p>
          <text:p text:style-name="P17"/>
        </text:list-item>
        <text:list-item>
          <text:p text:style-name="P15">Transiente Informationen zur Verwaltung der Patterns welche generiert werden (im Prinzip ähnlich zu LiftingModell aus Higher-Order-Transformation)</text:p>
        </text:list-item>
        <text:list-item>
          <text:p text:style-name="P15">Amalgamation-Mapping anpassen</text:p>
        </text:list-item>
        <text:list-item>
          <text:p text:style-name="P18">Negative Anwednungsbedingungen (Forbids) für verbotene Korrespondenzen in Erkennungsregel erzeugen</text:p>
        </text:list-item>
      </text:list>
      <text:p text:style-name="Standard"/>
      <text:p text:style-name="P1">RecognitionEngine</text:p>
      <text:list xml:id="list1548836302" text:style-name="L5">
        <text:list-item>
          <text:p text:style-name="P16">Mitprotokollieren der Matchings „Erkennungsregel -&gt; Difference“</text:p>
        </text:list-item>
        <text:list-item>
          <text:p text:style-name="P16">Anbieten einer komfortablen Schnittstelle zur Abfrage der Matchings</text:p>
        </text:list-item>
      </text:list>
      <text:p text:style-name="P4"/>
      <text:p text:style-name="P1">Potentielle Abhängigkeiten </text:p>
      <text:list xml:id="list791430397" text:style-name="L6">
        <text:list-item>
          <text:p text:style-name="P19"><text:span text:style-name="T3">analysieren</text:span><text:span text:style-name="T1"> und</text:span><text:span text:style-name="T5"> </text:span><text:span text:style-name="T1">speichern</text:span></text:p>
        </text:list-item>
        <text:list-item>
          <text:p text:style-name="P19">auf Edges und Attributes erweitern</text:p>
        </text:list-item>
        <text:list-item>
          <text:p text:style-name="P19">Auf AmalgamationUnits erweitern</text:p>
        </text:list-item>
      </text:list>
      <text:p text:style-name="P6"/>
      <text:p text:style-name="P9">Tatsächliche Abhängigkeiten</text:p>
      <text:p text:style-name="P9"><text:tab/><text:span text:style-name="T2">erste Tests mit Nodes</text:span></text:p>
      <text:p text:style-name="P4"><text:tab/>auf Edges, Attributes erweitern</text:p>
      <text:p text:style-name="P4"><text:tab/>auf AlgamationUnits erweitern</text:p>
      <text:p text:style-name="P1"/>
      <text:p text:style-name="P1">UI Migration von Branch auf trunk</text:p>
      <text:p text:style-name="P10"><text:tab/>Facade Rulemanagement</text:p>
      <text:p text:style-name="P10"><text:tab/>Eigentliche Migration</text:p>
      <text:p text:style-name="P7"><text:tab/><text:span text:style-name="T7">UI-Funktionen testen, ggf. selbst korrigieren oder Fehler an Tim melden</text:span></text:p>
      <text:p text:style-name="P7"><text:tab/><text:span text:style-name="T7">difference.lifting.facade/ui: Muss noch erweitert und dann mit ui abgestimmt werden.</text:span></text:p>
      <text:p text:style-name="Standard"><text:span text:style-name="T6"><text:tab/></text:span>difference.asymmetric.facade/ui: Muss noch erweitert und dann mit ui abgestimmt werden.</text:p>
      <text:p text:style-name="P7"><text:tab/></text:p>
      <text:p text:style-name="P1">Asymmetrische Differenzen</text:p>
      <text:list xml:id="list1680920969" text:style-name="L7">
        <text:list-item>
          <text:p text:style-name="P21">UI, um Berechnung asymmetrischer Differenzen anzustoßen</text:p>
        </text:list-item>
        <text:list-item>
          <text:p text:style-name="P21">Anzeigewerkzeug für asymmetrische Differenzen</text:p>
        </text:list-item>
        <text:list-item>
          <text:p text:style-name="P21">Anzeigewerkzeug sollte auch die Möglichkeit bereitstellen, Differenzen zu bearbeiten (einzelne <text:soft-page-break/>OperationInvocations ausklammern, Abhängigkeiten beachten!) und als Patch zu exportieren</text:p>
        </text:list-item>
      </text:list>
      <text:p text:style-name="P2"/>
      <text:p text:style-name="P1">Patches</text:p>
      <text:list xml:id="list1275448461" text:style-name="L8">
        <text:list-item>
          <text:p text:style-name="P23">Patch-Modell, das alle notwendigen Informationen (inkl. EditRules) zum Patchen beinhaltet (auch physikalisch beinhaltet, damit man während der Anwendung eines Patches nicht mehr auf die IRulebase zugreifen muss)</text:p>
        </text:list-item>
        <text:list-item>
          <text:p text:style-name="P26">ParameterMappings instanziieren</text:p>
        </text:list-item>
        <text:list-item>
          <text:p text:style-name="P26">Henshin kapseln, d.h. EditRule bekommt eine API (execute, isExecutable, etc.) -&gt; Mit Dennis abstimmen...</text:p>
        </text:list-item>
      </text:list>
      <text:p text:style-name="P2"/>
      <text:p text:style-name="P1">Henshin 9.x (Ende Juli, „kompletter Tag“)</text:p>
      <text:p text:style-name="P1"><text:tab/><text:span text:style-name="T4">AmalgamationUnit Migrieren</text:span></text:p>
      <text:p text:style-name="P2"><text:tab/>API-Aufrufe migrieren (RecognitionEngine, DependencyAnalysis, ParamRetrieval, Utils)</text:p>
      <text:p text:style-name="P2"><text:tab/>EditRule Generator von Michaela</text:p>
      <text:p text:style-name="P2"><text:tab/>Bestehende complex edit rules migrieren</text:p>
      <text:p text:style-name="P2"><text:tab/>RecognitionRules neu generieren</text:p>
      <text:p text:style-name="P2"/>
      <text:p text:style-name="P1">Rulebase</text:p>
      <text:list xml:id="list946846425" text:style-name="L9">
        <text:list-item>
          <text:p text:style-name="P20">difference.rulebase.ui: TODOs abarbeiten und Code glattbügeln. Auch Extension Point IDs an die Projektstruktur anpassen.</text:p>
        </text:list-item>
        <text:list-item>
          <text:p text:style-name="P24">Parameter mit Attributen direction (IN, OUT), kind (OBJECT, VALUE) und typ (EClassifier) in RuleBase Model mit aufnehmen</text:p>
        </text:list-item>
        <text:list-item>
          <text:p text:style-name="P24">Parameter-Information bei der Transformation edit2Recognition in Rulebase befüllen</text:p>
        </text:list-item>
      </text:list>
      <text:p text:style-name="P2"/>
      <text:p text:style-name="P2">ModelStorage ersetzen...?</text:p>
      <text:p text:style-name="P2"/>
      <text:p text:style-name="P2">Refactorings</text:p>
      <text:list xml:id="list1350479618" text:style-name="L10">
        <text:list-item>
          <text:p text:style-name="P25">EditRule vs. EditTransformationUnit</text:p>
        </text:list-item>
        <text:list-item>
          <text:p text:style-name="P25">RecognitionRule vs. RecognitionTransformationUnit</text:p>
        </text:list-item>
        <text:list-item>
          <text:p text:style-name="P25">RulebaseFacade:</text:p>
          <text:list>
            <text:list-item>
              <text:list>
                <text:list-item>
                  <text:p text:style-name="P25"><text:s/>-&gt; Wrapper / Decorator ?</text:p>
                </text:list-item>
                <text:list-item>
                  <text:p text:style-name="P25">-&gt; in org.sidiff.difference.rulebase verschieben?</text:p>
                </text:list-item>
              </text:list>
            </text:list-item>
          </text:list>
        </text:list-item>
        <text:list-item>
          <text:p text:style-name="P25">ParameterSubstitution -&gt; rename to ParameterBinding</text:p>
        </text:list-item>
      </text:list>
      <text:p text:style-name="P2"/>
      <text:p text:style-name="P2"/>
      <text:p text:style-name="P2"/>
      <text:list xml:id="list1522461108" text:continue-list="list946846425" text:style-name="L9">
        <text:list-header>
          <text:p text:style-name="P24"/>
        </text:list-header>
      </text:list>
      <text:p text:style-name="P2"><text:tab/></text:p>
      <text:p text:style-name="P2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Kai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Kai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Kehrer</meta:initial-creator>
    <meta:creation-date>2012-05-23T13:17:24</meta:creation-date>
    <meta:generator>OpenOffice.org/3.3$Linux OpenOffice.org_project/330m20$Build-9567</meta:generator>
    <dc:date>2012-08-10T16:41:15</dc:date>
    <dc:creator>Timo Kehrer</dc:creator>
    <meta:editing-duration>PT14H47M12S</meta:editing-duration>
    <meta:editing-cycles>24</meta:editing-cycles>
    <meta:document-statistic meta:table-count="0" meta:image-count="0" meta:object-count="0" meta:page-count="3" meta:paragraph-count="68" meta:word-count="396" meta:character-count="3319"/>
  </office:meta>
</office:document-meta>
</file>